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Good" style:base-cell-address="Feuille1.F1"/>
      <style:map style:condition="cell-content()=0" style:apply-style-name="Error" style:base-cell-address="Feuille1.F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Définition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ipe d’exclusion de Pauli</text:p>
          </table:table-cell>
          <table:table-cell office:value-type="string" calcext:value-type="string">
            <text:p>2 électrons d'un meme atome ne peuvent pas avoir les 4 nombres quantiques identiques : Une OA ne peut donc décrire que 2 électrons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bre d’électrons par sous-couches</text:p>
          </table:table-cell>
          <table:table-cell office:value-type="string" calcext:value-type="string">
            <text:p>s:2,p:6,d:10,f;14,g:18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eptions à la CEF</text:p>
          </table:table-cell>
          <table:table-cell office:value-type="string" calcext:value-type="string">
            <text:p>\(_{24}Cr, _{42}Mo, _{74}W, _{106}Sg\) et \(_{29}Cu, _{47}Ag, _{79}Au, _{111}Rg\)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Électrons apariés</text:p>
          </table:table-cell>
          <table:table-cell office:value-type="string" calcext:value-type="string">
            <text:p>Électrons décrits par la meme OA, donc avec \(m_s\) opposé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Éléments isoélectroniques</text:p>
          </table:table-cell>
          <table:table-cell office:value-type="string" calcext:value-type="string">
            <text:p>2 éléments avec la m\^eme configuration électronique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Électrons de Valence</text:p>
          </table:table-cell>
          <table:table-cell office:value-type="string" calcext:value-type="string">
            <text:p>Électrons sur la couche avec \(n\) le plus grand. Si une sous-couche (n-1)d n'est pas remplie, il faut aussi décompter les électrons de cette sous-couche.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magnétique</text:p>
          </table:table-cell>
          <table:table-cell office:value-type="string" calcext:value-type="string">
            <text:p>Électrons apariés et l’élément est repoussé face à un champ magnétique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ramagnétique</text:p>
          </table:table-cell>
          <table:table-cell office:value-type="string" calcext:value-type="string">
            <text:p>Au moins un électron célibataire et l’élément est attiré face à un champ magnétique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oupe 18 : Nom et proriétés</text:p>
          </table:table-cell>
          <table:table-cell office:value-type="string" calcext:value-type="string">
            <text:p>Gaz nobles, La couche de Valence respecte la règle du duet ou de l'octet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omes du groupe 18</text:p>
          </table:table-cell>
          <table:table-cell office:value-type="string" calcext:value-type="string">
            <text:p>\(_2He, _{10}Ne, _{18}Ar, _{36}Kr, _{54}Xe, _{86}Rn, _{118}Og\)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oupe 16 : Nom, forme de la CEF, et forme ionique préférée</text:p>
          </table:table-cell>
          <table:table-cell office:value-type="string" calcext:value-type="string">
            <text:p>Chalcogènes : \([_ZX]ns^2 np^4\) ou \([_ZX](n-1)d^{10} ns^2 np^4\), forme ionique en 2-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oupe 17 : Nom, forme de la CEF, et forme ionique préférée</text:p>
          </table:table-cell>
          <table:table-cell office:value-type="string" calcext:value-type="string">
            <text:p>Halogènes : \([_ZX]ns^2 np^5\) ou \([_ZX](n-1)d^{10} ns^2 np^5\), forme ionique en 1-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étal de transition</text:p>
          </table:table-cell>
          <table:table-cell office:value-type="string" calcext:value-type="string">
            <text:p>Un métal de transition est élément à sous couche $d$ incomplète ou qui donne un/des ion(s) à sous couche \(d\) incomplète. ce sont les groupes 3 à 11 compris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étal</text:p>
          </table:table-cell>
          <table:table-cell office:value-type="string" calcext:value-type="string">
            <text:p>Tous les éléments dont le nombre d’électrons de valence s + p est \(\leq\) au nombre quantique principal \(n\) de la couche de valence sont des métaux.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Écrantage</text:p>
          </table:table-cell>
          <table:table-cell office:value-type="string" calcext:value-type="string">
            <text:p>pacité d'un électron à écranter (se mettre devant, bloquer) d'autres électrons. Les électrons les plus éloignés interagissent avec le noyau mais aussi avec les électrons placés entre lui et le noyau.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ge effective</text:p>
          </table:table-cell>
          <table:table-cell office:value-type="string" calcext:value-type="string">
            <text:p>\(Z_{eff} = Z-\sigma_j\), avec \(\sigma_j\) l'écrantage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roupe 1</text:p>
          </table:table-cell>
          <table:table-cell office:value-type="string" calcext:value-type="string">
            <text:p>Alcalin : forme ionique en +1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roupe 2 </text:p>
          </table:table-cell>
          <table:table-cell office:value-type="string" calcext:value-type="string">
            <text:p>Alcalino-terreux : forme ionique en +2</text:p>
          </table:table-cell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rme ionique de l’aluminum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Énergie de première ionisation</text:p>
          </table:table-cell>
          <table:table-cell office:value-type="string" calcext:value-type="string">
            <text:p>l’énergie à fournir à un atome en phase gaz et pris dans son état fondamental pour lui arracher un électron et former un cation.</text:p>
          </table:table-cell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Énergies de première ionisation les plus/moins élevées</text:p>
          </table:table-cell>
          <table:table-cell office:value-type="string" calcext:value-type="string">
            <text:p>Les gaz-rares présentent les énergies de première ionisation les plus élevées et les alcalins présentent les énergies de première ionisation les plus faibles.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Évolution de Zeff</text:p>
          </table:table-cell>
          <table:table-cell office:value-type="string" calcext:value-type="string">
            <text:p>Quand on descend dans une colonne/groupe Zeff reste constant ou augmente faiblement. Plus on va à droite dans la période, plus Zeff augmente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Évolution du rayon atomique</text:p>
          </table:table-cell>
          <table:table-cell office:value-type="string" calcext:value-type="string">
            <text:p>Au fil de la période, le rayon diminue. <text:s/>Dans un groupe, n augmente à chaque période donc les OA sont de plus en plus diffuses : \emph{Le rayon augmente dans le groupe}.</text:p>
          </table:table-cell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Évolution de l’énergie de ionisation</text:p>
          </table:table-cell>
          <table:table-cell office:value-type="string" calcext:value-type="string">
            <text:p>Elle diminue de haut en bas dans un groupe mais elle augmente globalement en allant vers la droite de la période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Évolution de l’électronégativité</text:p>
          </table:table-cell>
          <table:table-cell office:value-type="string" calcext:value-type="string">
            <text:p>Elle augmente de gauche à droite le long d'une période et de bas en haut le long d'une famille, de la meme façon que l’énergie de première ionisation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ypes de liaisons réalisées selon l’électronégativité relative des 2 éléments</text:p>
          </table:table-cell>
          <table:table-cell office:value-type="string" calcext:value-type="string">
            <text:p>3 cas de figure : \(\chi(A)\simeq\chi(B)\) : Liaison covalente : Apolaire, atomes neutre OU \(\chi(A)&gt;\chi(B)\) : Liaison iono-covalente : Une partie du nuage électronique de B est déplacé vers A <text:s text:c="2"/>OU \(\chi(A)&gt;&gt;\chi(B)\) : Liaison ionique : Transfert de charge (d'électrons) de B vers A : Déformation des OA autour des atomes</text:p>
          </table:table-cell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ormule de Pauling</text:p>
          </table:table-cell>
          <table:table-cell office:value-type="string" calcext:value-type="string">
            <text:p>\(X_p(A)-X_p(B) = \frac{1}{\sqrt{eV}}(D_{AB}-\frac{1}{2}(D_{AA}+D_{BB}))^{0.5}\)</text:p>
          </table:table-cell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euille1.F1:Feuille1.F1048576">
            <calcext:condition calcext:apply-style-name="Good" calcext:value="&gt;0" calcext:base-cell-address="Feuille1.F1"/>
            <calcext:condition calcext:apply-style-name="Error" calcext:value="=0" calcext:base-cell-address="Feuille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43:27.588103859</meta:creation-date>
    <dc:date>2024-10-19T10:08:46.078990446</dc:date>
    <meta:editing-duration>P1DT16H5M43S</meta:editing-duration>
    <meta:editing-cycles>36</meta:editing-cycles>
    <meta:generator>LibreOffice/7.3.7.2$Linux_X86_64 LibreOffice_project/30$Build-2</meta:generator>
    <meta:document-statistic meta:table-count="1" meta:cell-count="84" meta:object-count="0"/>
  </office:meta>
</office:document-meta>
</file>